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secondary-fill-color="#99ccff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2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gradient" draw:fill-color="#18a303" draw:secondary-fill-color="#99ccff" draw:fill-gradient-name="Gradient_20_64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5cm" draw:shadow-offset-y="-0.25cm" draw:shadow-color="#0099ff" draw:shadow-opacity="7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3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gradient" draw:fill-color="#18a303" draw:secondary-fill-color="#99ccff" draw:fill-gradient-name="Gradient_20_66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5cm" draw:shadow-offset-y="-0.25cm" draw:shadow-color="#0099ff" draw:shadow-opacity="7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4" style:family="graphic" style:parent-style-name="standard" style:list-style-name="L1">
      <style:graphic-properties draw:stroke="solid" draw:stroke-dash="Dash_20_4" svg:stroke-width="0.1cm" svg:stroke-color="#000000" draw:marker-start="" draw:marker-start-width="0.4cm" draw:marker-start-center="false" draw:marker-end="" draw:marker-end-width="0.4cm" draw:marker-end-center="false" svg:stroke-opacity="100%" draw:stroke-linejoin="round" draw:secondary-fill-color="#99ccff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5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gradient" draw:fill-color="#18a303" draw:secondary-fill-color="#99ccff" draw:fill-gradient-name="Gradient_20_68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5cm" draw:shadow-offset-y="-0.25cm" draw:shadow-color="#0099ff" draw:shadow-opacity="7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6" style:family="graphic" style:parent-style-name="standard" style:list-style-name="L1">
      <style:graphic-properties draw:stroke="solid" draw:stroke-dash="Dash_20_4" svg:stroke-width="0.1cm" svg:stroke-color="#000000" draw:marker-start="" draw:marker-start-width="0.4cm" draw:marker-start-center="false" draw:marker-end="" draw:marker-end-width="0.4cm" draw:marker-end-center="false" svg:stroke-opacity="100%" draw:stroke-linejoin="round" draw:secondary-fill-color="#99ccff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7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gradient" draw:fill-color="#18a303" draw:secondary-fill-color="#99ccff" draw:fill-gradient-name="Gradient_20_70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5cm" draw:shadow-offset-y="-0.25cm" draw:shadow-color="#0099ff" draw:shadow-opacity="7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8" style:family="graphic" style:parent-style-name="standard" style:list-style-name="L1">
      <style:graphic-properties draw:stroke="solid" draw:stroke-dash="Dash_20_4" svg:stroke-width="0.1cm" svg:stroke-color="#000000" draw:marker-start="" draw:marker-start-width="0.4cm" draw:marker-start-center="false" draw:marker-end="" draw:marker-end-width="0.4cm" draw:marker-end-center="false" svg:stroke-opacity="100%" draw:stroke-linejoin="round" draw:secondary-fill-color="#99ccff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9" style:family="graphic" style:parent-style-name="standard" style:list-style-name="L1">
      <style:graphic-properties draw:stroke="solid" draw:stroke-dash="Dash_20_4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gradient" draw:fill-color="#18a303" draw:secondary-fill-color="#99ccff" draw:fill-gradient-name="Gradient_20_72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5cm" draw:shadow-offset-y="-0.25cm" draw:shadow-color="#0099ff" draw:shadow-opacity="70%" text:animation="none" text:animation-direction="left" text:animation-start-inside="false" text:animation-stop-inside="false" text:animation-repeat="0" text:animation-delay="PT00H00M00S" text:animation-steps="0cm" style:protect="position"/>
    </style:style>
    <style:style style:name="gr10" style:family="graphic" style:parent-style-name="standard" style:list-style-name="L1">
      <style:graphic-properties draw:stroke="solid" draw:stroke-dash="Dash_20_4" svg:stroke-width="0.1cm" svg:stroke-color="#000000" draw:marker-start="" draw:marker-start-width="0.4cm" draw:marker-start-center="false" draw:marker-end="" draw:marker-end-width="0.4cm" draw:marker-end-center="false" svg:stroke-opacity="100%" draw:stroke-linejoin="round" draw:secondary-fill-color="#99ccff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"/>
    </style:style>
    <style:style style:name="gr11" style:family="graphic" style:parent-style-name="standard">
      <style:graphic-properties draw:stroke="solid" svg:stroke-width="0.1cm" svg:stroke-color="#000000" draw:fill="gradient" draw:fill-color="#18a303" draw:fill-gradient-name="Gradient_20_74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0099ff" draw:shadow-opacity="70%" style:protect="position"/>
    </style:style>
    <style:style style:name="gr12" style:family="graphic" style:parent-style-name="standard">
      <style:graphic-properties draw:stroke="solid" svg:stroke-width="0.1cm" svg:stroke-color="#000000" draw:marker-start="" draw:marker-start-width="0.4cm" draw:marker-end="" draw:marker-end-width="0.4cm" draw:textarea-horizontal-align="center" draw:textarea-vertical-align="middle" draw:fit-to-size="true" fo:padding-top="0.175cm" fo:padding-bottom="0.175cm" fo:padding-left="0.3cm" fo:padding-right="0.3cm" style:protect="position"/>
    </style:style>
    <style:style style:name="gr13" style:family="graphic" style:parent-style-name="standard">
      <style:graphic-properties draw:stroke="solid" svg:stroke-width="0.1cm" svg:stroke-color="#000000" draw:fill="gradient" draw:fill-color="#18a303" draw:fill-gradient-name="Gradient_20_76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0099ff" draw:shadow-opacity="70%" style:protect="position"/>
    </style:style>
    <style:style style:name="gr14" style:family="graphic" style:parent-style-name="standard">
      <style:graphic-properties draw:stroke="solid" svg:stroke-width="0.1cm" svg:stroke-color="#000000" draw:fill="gradient" draw:fill-color="#18a303" draw:fill-gradient-name="Gradient_20_78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0099ff" draw:shadow-opacity="70%" style:protect="position"/>
    </style:style>
    <style:style style:name="gr15" style:family="graphic" style:parent-style-name="standard">
      <style:graphic-properties draw:stroke="solid" svg:stroke-width="0.1cm" svg:stroke-color="#000000" draw:fill="gradient" draw:fill-color="#18a303" draw:fill-gradient-name="Gradient_20_73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0099ff" draw:shadow-opacity="70%" style:protect="position"/>
    </style:style>
    <style:style style:name="gr16" style:family="graphic" style:parent-style-name="standard">
      <style:graphic-properties draw:stroke="solid" svg:stroke-width="0.1cm" svg:stroke-color="#000000" draw:fill="gradient" draw:fill-color="#18a303" draw:fill-gradient-name="Gradient_20_75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0099ff" draw:shadow-opacity="70%" style:protect="position"/>
    </style:style>
    <style:style style:name="gr17" style:family="graphic" style:parent-style-name="standard">
      <style:graphic-properties draw:stroke="solid" svg:stroke-width="0.1cm" svg:stroke-color="#000000" draw:fill="gradient" draw:fill-color="#18a303" draw:fill-gradient-name="Gradient_20_77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0099ff" draw:shadow-opacity="70%" style:protect="position"/>
    </style:style>
    <style:style style:name="gr18" style:family="graphic" style:parent-style-name="standard">
      <style:graphic-properties draw:stroke="solid" svg:stroke-width="0.1cm" svg:stroke-color="#000000" draw:fill="gradient" draw:fill-color="#18a303" draw:fill-gradient-name="Gradient_20_79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0099ff" draw:shadow-opacity="70%" style:protect="position"/>
    </style:style>
    <style:style style:name="gr19" style:family="graphic" style:parent-style-name="standard">
      <style:graphic-properties draw:stroke="solid" svg:stroke-width="0.1cm" svg:stroke-color="#000000" draw:fill="gradient" draw:fill-color="#18a303" draw:fill-gradient-name="Gradient_20_60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0099ff" draw:shadow-opacity="70%" style:protect="position"/>
    </style:style>
    <style:style style:name="gr20" style:family="graphic" style:parent-style-name="standard">
      <style:graphic-properties draw:stroke="solid" svg:stroke-width="0.1cm" svg:stroke-color="#000000" draw:fill="gradient" draw:fill-color="#18a303" draw:fill-gradient-name="Gradient_20_62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0099ff" draw:shadow-opacity="70%" style:protect="position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draw:fill="none" draw:textarea-horizontal-align="center" draw:textarea-vertical-align="middle" draw:fit-to-size="true" style:protect="position"/>
    </style:style>
    <style:style style:name="gr23" style:family="graphic" style:parent-style-name="standard">
      <style:graphic-properties draw:stroke="solid" svg:stroke-width="0.2cm" svg:stroke-color="#000000" draw:fill="gradient" draw:fill-color="#c5000b" draw:fill-gradient-name="Gradient_20_35" draw:textarea-horizontal-align="center" draw:textarea-vertical-align="middle" draw:fit-to-size="true" fo:padding-top="0.225cm" fo:padding-bottom="0.225cm" fo:padding-left="0.35cm" fo:padding-right="0.35cm" draw:shadow="hidden" style:protect="position"/>
    </style:style>
    <style:style style:name="gr24" style:family="graphic" style:parent-style-name="standard">
      <style:graphic-properties draw:stroke="solid" svg:stroke-width="0.2cm" svg:stroke-color="#000000" draw:fill="gradient" draw:fill-color="#fc5c00" draw:fill-gradient-name="Gradient_20_35" draw:textarea-horizontal-align="center" draw:textarea-vertical-align="middle" draw:fit-to-size="true" fo:padding-top="0.225cm" fo:padding-bottom="0.225cm" fo:padding-left="0.35cm" fo:padding-right="0.35cm" draw:shadow="hidden" style:protect="position"/>
    </style:style>
    <style:style style:name="gr25" style:family="graphic" style:parent-style-name="standard">
      <style:graphic-properties draw:stroke="solid" svg:stroke-width="0.2cm" svg:stroke-color="#000000" draw:marker-start="" draw:marker-start-width="0.6cm" draw:marker-end="" draw:marker-end-width="0.6cm" draw:textarea-horizontal-align="center" draw:textarea-vertical-align="middle" draw:fit-to-size="true" fo:padding-top="0.225cm" fo:padding-bottom="0.225cm" fo:padding-left="0.35cm" fo:padding-right="0.35cm" style:protect="position"/>
    </style:style>
    <style:style style:name="gr26" style:family="graphic" style:parent-style-name="standard">
      <style:graphic-properties draw:stroke="solid" svg:stroke-width="0.2cm" svg:stroke-color="#000000" draw:fill="gradient" draw:fill-color="#18a303" draw:fill-gradient-name="Gradient_20_35" draw:textarea-horizontal-align="center" draw:textarea-vertical-align="middle" draw:fit-to-size="true" fo:padding-top="0.225cm" fo:padding-bottom="0.225cm" fo:padding-left="0.35cm" fo:padding-right="0.35cm" draw:shadow="hidden" style:protect="position"/>
    </style:style>
    <style:style style:name="pr1" style:family="presentation" style:parent-style-name="Alapértelmezett-notes">
      <style:graphic-properties draw:fill-color="#ffffff" draw:auto-grow-height="true" fo:min-height="13.364cm"/>
    </style:style>
    <style:style style:name="pr2" style:family="presentation" style:parent-style-name="Alapértelmezet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font-size="0pt" fo:font-weight="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draw:g draw:name="OrganizationDiagram846-GroupShape">
          <draw:rect draw:name="OrganizationDiagram846-RectangleShape0" draw:style-name="gr1" draw:text-style-name="P2" draw:layer="layout" svg:width="20.25cm" svg:height="18cm" svg:x="1.25cm" svg:y="1.35cm">
            <text:p text:style-name="P1"><text:span text:style-name="T1">ColorMode:25:Style:25:LastHorLevel:1</text:span></text:p>
          </draw:rect>
          <draw:rect draw:name="OrganizationDiagram846-RectangleShape1" draw:style-name="gr2" draw:text-style-name="P2" xml:id="id1" draw:id="id1" draw:layer="layout" svg:width="4.26cm" svg:height="1.844cm" svg:x="9.237cm" svg:y="1.35cm" draw:corner-radius="0.5cm">
            <text:p text:style-name="P1"><text:span text:style-name="T2"><text:s/></text:span></text:p>
          </draw:rect>
          <draw:rect draw:name="OrganizationDiagram846-RectangleShape2" draw:style-name="gr3" draw:text-style-name="P2" xml:id="id2" draw:id="id2" draw:layer="layout" svg:width="4.26cm" svg:height="1.844cm" svg:x="1.25cm" svg:y="4.577cm" draw:corner-radius="0.5cm">
            <text:p text:style-name="P1"><text:span text:style-name="T2"><text:s/></text:span></text:p>
          </draw:rect>
          <draw:connector draw:name="OrganizationDiagram846-ConnectorShape2" draw:style-name="gr4" draw:text-style-name="P2" draw:layer="layout" svg:x1="11.367cm" svg:y1="3.194cm" svg:x2="3.38cm" svg:y2="4.577cm" draw:start-shape="id1" draw:start-glue-point="2" draw:end-shape="id2" draw:end-glue-point="0" svg:d="m11367 3194v692h-7987v691">
            <text:p/>
          </draw:connector>
          <draw:rect draw:name="OrganizationDiagram846-RectangleShape3" draw:style-name="gr5" draw:text-style-name="P2" xml:id="id3" draw:id="id3" draw:layer="layout" svg:width="4.26cm" svg:height="1.844cm" svg:x="6.575cm" svg:y="4.577cm" draw:corner-radius="0.5cm">
            <text:p text:style-name="P1"><text:span text:style-name="T2"><text:s/></text:span></text:p>
          </draw:rect>
          <draw:connector draw:name="OrganizationDiagram846-ConnectorShape3" draw:style-name="gr6" draw:text-style-name="P2" draw:layer="layout" svg:x1="11.367cm" svg:y1="3.194cm" svg:x2="8.705cm" svg:y2="4.577cm" draw:start-shape="id1" draw:start-glue-point="2" draw:end-shape="id3" draw:end-glue-point="0" svg:d="m11367 3194v692h-2662v691">
            <text:p/>
          </draw:connector>
          <draw:rect draw:name="OrganizationDiagram846-RectangleShape4" draw:style-name="gr7" draw:text-style-name="P2" xml:id="id4" draw:id="id4" draw:layer="layout" svg:width="3.834cm" svg:height="1.844cm" svg:x="4.338cm" svg:y="7.804cm" draw:corner-radius="0.5cm">
            <text:p text:style-name="P1"><text:span text:style-name="T2"><text:s/></text:span></text:p>
          </draw:rect>
          <draw:connector draw:name="OrganizationDiagram846-ConnectorShape4" draw:style-name="gr8" draw:text-style-name="P2" draw:layer="layout" svg:x1="3.38cm" svg:y1="6.421cm" svg:x2="4.338cm" svg:y2="8.726cm" draw:start-shape="id2" draw:start-glue-point="2" draw:end-shape="id4" draw:end-glue-point="3" svg:d="m3380 6421v2305h958">
            <text:p/>
          </draw:connector>
          <draw:rect draw:name="OrganizationDiagram846-RectangleShape5" draw:style-name="gr9" draw:text-style-name="P2" xml:id="id5" draw:id="id5" draw:layer="layout" svg:width="3.834cm" svg:height="1.844cm" svg:x="7.001cm" svg:y="11.031cm" draw:corner-radius="0.5cm">
            <text:p text:style-name="P1"><text:span text:style-name="T2"><text:s/></text:span></text:p>
          </draw:rect>
          <draw:connector draw:name="OrganizationDiagram846-ConnectorShape5" draw:style-name="gr10" draw:text-style-name="P2" draw:layer="layout" svg:x1="6.255cm" svg:y1="9.648cm" svg:x2="7.001cm" svg:y2="11.953cm" draw:start-shape="id4" draw:start-glue-point="2" draw:end-shape="id5" draw:end-glue-point="3" svg:d="m6255 9648v2305h746">
            <text:p/>
          </draw:connector>
          <draw:rect draw:name="OrganizationDiagram846-RectangleShape10" draw:style-name="gr11" draw:text-style-name="P3" xml:id="id6" draw:id="id6" draw:layer="layout" svg:width="4.26cm" svg:height="1.844cm" svg:x="11.9cm" svg:y="4.577cm" draw:corner-radius="0.5cm">
            <text:p><text:span text:style-name="T2"><text:s/></text:span></text:p>
          </draw:rect>
          <draw:connector draw:name="OrganizationDiagram846-ConnectorShape10" draw:style-name="gr12" draw:text-style-name="P3" draw:layer="layout" svg:x1="11.367cm" svg:y1="3.194cm" svg:x2="14.03cm" svg:y2="4.577cm" draw:start-shape="id1" draw:start-glue-point="2" draw:end-shape="id6" draw:end-glue-point="0" svg:d="m11367 3194v692h2663v691">
            <text:p/>
          </draw:connector>
          <draw:rect draw:name="OrganizationDiagram846-RectangleShape11" draw:style-name="gr13" draw:text-style-name="P3" xml:id="id7" draw:id="id7" draw:layer="layout" svg:width="4.26cm" svg:height="1.844cm" svg:x="17.225cm" svg:y="4.577cm" draw:corner-radius="0.5cm">
            <text:p><text:span text:style-name="T2"><text:s/></text:span></text:p>
          </draw:rect>
          <draw:connector draw:name="OrganizationDiagram846-ConnectorShape11" draw:style-name="gr12" draw:text-style-name="P3" draw:layer="layout" svg:x1="11.367cm" svg:y1="3.194cm" svg:x2="19.355cm" svg:y2="4.577cm" draw:start-shape="id1" draw:start-glue-point="2" draw:end-shape="id7" draw:end-glue-point="0" svg:d="m11367 3194v692h7988v691">
            <text:p/>
          </draw:connector>
          <draw:rect draw:name="OrganizationDiagram846-RectangleShape12" draw:style-name="gr14" draw:text-style-name="P3" xml:id="id8" draw:id="id8" draw:layer="layout" svg:width="3.834cm" svg:height="1.844cm" svg:x="9.663cm" svg:y="7.804cm" draw:corner-radius="0.5cm">
            <text:p><text:span text:style-name="T2"><text:s/></text:span></text:p>
          </draw:rect>
          <draw:connector draw:name="OrganizationDiagram846-ConnectorShape12" draw:style-name="gr12" draw:text-style-name="P3" draw:layer="layout" svg:x1="8.705cm" svg:y1="6.421cm" svg:x2="9.663cm" svg:y2="8.726cm" draw:start-shape="id3" draw:start-glue-point="2" draw:end-shape="id8" draw:end-glue-point="3" svg:d="m8705 6421v2305h958">
            <text:p/>
          </draw:connector>
          <draw:rect draw:name="OrganizationDiagram846-RectangleShape13" draw:style-name="gr15" draw:text-style-name="P3" xml:id="id9" draw:id="id9" draw:layer="layout" svg:width="3.834cm" svg:height="1.844cm" svg:x="14.988cm" svg:y="7.804cm" draw:corner-radius="0.5cm">
            <text:p><text:span text:style-name="T2"><text:s/></text:span></text:p>
          </draw:rect>
          <draw:connector draw:name="OrganizationDiagram846-ConnectorShape13" draw:style-name="gr12" draw:text-style-name="P3" draw:layer="layout" svg:x1="14.03cm" svg:y1="6.421cm" svg:x2="14.988cm" svg:y2="8.726cm" draw:start-shape="id6" draw:start-glue-point="2" draw:end-shape="id9" draw:end-glue-point="3" svg:d="m14030 6421v2305h958">
            <text:p/>
          </draw:connector>
          <draw:rect draw:name="OrganizationDiagram846-RectangleShape14" draw:style-name="gr16" draw:text-style-name="P3" xml:id="id10" draw:id="id10" draw:layer="layout" svg:width="3.834cm" svg:height="1.844cm" svg:x="14.988cm" svg:y="14.258cm" draw:corner-radius="0.5cm">
            <text:p><text:span text:style-name="T2"><text:s/></text:span></text:p>
          </draw:rect>
          <draw:connector draw:name="OrganizationDiagram846-ConnectorShape14" draw:style-name="gr12" draw:text-style-name="P3" draw:layer="layout" svg:x1="14.03cm" svg:y1="6.421cm" svg:x2="14.988cm" svg:y2="15.18cm" draw:start-shape="id6" draw:start-glue-point="2" draw:end-shape="id10" draw:end-glue-point="3" svg:d="m14030 6421v8759h958">
            <text:p/>
          </draw:connector>
          <draw:rect draw:name="OrganizationDiagram846-RectangleShape15" draw:style-name="gr17" draw:text-style-name="P3" xml:id="id11" draw:id="id11" draw:layer="layout" svg:width="3.834cm" svg:height="1.844cm" svg:x="14.988cm" svg:y="17.485cm" draw:corner-radius="0.5cm">
            <text:p><text:span text:style-name="T2"><text:s/></text:span></text:p>
          </draw:rect>
          <draw:connector draw:name="OrganizationDiagram846-ConnectorShape15" draw:style-name="gr12" draw:text-style-name="P3" draw:layer="layout" svg:x1="14.03cm" svg:y1="6.421cm" svg:x2="14.988cm" svg:y2="18.407cm" draw:start-shape="id6" draw:start-glue-point="2" draw:end-shape="id11" draw:end-glue-point="3" svg:d="m14030 6421v11986h958">
            <text:p/>
          </draw:connector>
          <draw:rect draw:name="OrganizationDiagram846-RectangleShape16" draw:style-name="gr18" draw:text-style-name="P3" xml:id="id12" draw:id="id12" draw:layer="layout" svg:width="3.834cm" svg:height="1.844cm" svg:x="17.651cm" svg:y="11.031cm" draw:corner-radius="0.5cm">
            <text:p><text:span text:style-name="T2"><text:s/></text:span></text:p>
          </draw:rect>
          <draw:connector draw:name="OrganizationDiagram846-ConnectorShape16" draw:style-name="gr12" draw:text-style-name="P3" draw:layer="layout" svg:x1="16.905cm" svg:y1="9.648cm" svg:x2="17.651cm" svg:y2="11.953cm" draw:start-shape="id9" draw:start-glue-point="2" draw:end-shape="id12" draw:end-glue-point="3" svg:d="m16905 9648v2305h746">
            <text:p/>
          </draw:connector>
          <draw:rect draw:name="OrganizationDiagram846-RectangleShape17" draw:style-name="gr19" draw:text-style-name="P3" xml:id="id13" draw:id="id13" draw:layer="layout" svg:width="3.834cm" svg:height="1.844cm" svg:x="4.338cm" svg:y="17.485cm" draw:corner-radius="0.5cm">
            <text:p><text:span text:style-name="T2"><text:s/></text:span></text:p>
          </draw:rect>
          <draw:connector draw:name="OrganizationDiagram846-ConnectorShape17" draw:style-name="gr12" draw:text-style-name="P3" draw:layer="layout" svg:x1="3.38cm" svg:y1="6.421cm" svg:x2="4.338cm" svg:y2="18.407cm" draw:start-shape="id2" draw:start-glue-point="2" draw:end-shape="id13" draw:end-glue-point="3" svg:d="m3380 6421v11986h958">
            <text:p/>
          </draw:connector>
          <draw:rect draw:name="OrganizationDiagram846-RectangleShape18" draw:style-name="gr20" draw:text-style-name="P3" xml:id="id14" draw:id="id14" draw:layer="layout" svg:width="3.834cm" svg:height="1.844cm" svg:x="7.001cm" svg:y="14.258cm" draw:corner-radius="0.5cm">
            <text:p><text:span text:style-name="T2"><text:s/></text:span></text:p>
          </draw:rect>
          <draw:connector draw:name="OrganizationDiagram846-ConnectorShape18" draw:style-name="gr12" draw:text-style-name="P3" draw:layer="layout" svg:x1="6.255cm" svg:y1="9.648cm" svg:x2="7.001cm" svg:y2="15.18cm" draw:start-shape="id4" draw:start-glue-point="2" draw:end-shape="id14" draw:end-glue-point="3" svg:d="m6255 9648v5532h746">
            <text:p/>
          </draw:connector>
        </draw:g>
        <presentation:notes draw:style-name="dp2">
          <draw:page-thumbnail draw:style-name="gr21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>
        <draw:g draw:name="OrganizationDiagram9558-GroupShape">
          <draw:rect draw:name="OrganizationDiagram9558-RectangleShape0" draw:style-name="gr22" draw:text-style-name="P3" draw:layer="layout" svg:width="21.38cm" svg:height="18cm" svg:x="1.25cm" svg:y="1.35cm">
            <text:p><text:span text:style-name="T1">ColorMode:3:Style:26:LastHorLevel:2</text:span></text:p>
          </draw:rect>
          <draw:rect draw:name="OrganizationDiagram9558-RectangleShape1" draw:style-name="gr23" draw:text-style-name="P3" xml:id="id15" draw:id="id15" draw:layer="layout" svg:width="6.108cm" svg:height="2.248cm" svg:x="6.976cm" svg:y="1.35cm" draw:corner-radius="0.5cm">
            <text:p><text:span text:style-name="T2"><text:s/></text:span></text:p>
          </draw:rect>
          <draw:rect draw:name="OrganizationDiagram9558-RectangleShape2" draw:style-name="gr24" draw:text-style-name="P3" xml:id="id16" draw:id="id16" draw:layer="layout" svg:width="6.108cm" svg:height="2.248cm" svg:x="1.25cm" svg:y="5.284cm" draw:corner-radius="0.5cm">
            <text:p><text:span text:style-name="T2"><text:s/></text:span></text:p>
          </draw:rect>
          <draw:connector draw:name="OrganizationDiagram9558-ConnectorShape2" draw:style-name="gr25" draw:text-style-name="P3" draw:layer="layout" svg:x1="10.03cm" svg:y1="3.598cm" svg:x2="4.304cm" svg:y2="5.284cm" draw:start-shape="id15" draw:start-glue-point="2" draw:end-shape="id16" draw:end-glue-point="0" svg:d="m10030 3598v843h-5726v843">
            <text:p/>
          </draw:connector>
          <draw:rect draw:name="OrganizationDiagram9558-RectangleShape3" draw:style-name="gr26" draw:text-style-name="P3" xml:id="id17" draw:id="id17" draw:layer="layout" svg:width="6.108cm" svg:height="2.248cm" svg:x="12.702cm" svg:y="5.284cm" draw:corner-radius="0.5cm">
            <text:p><text:span text:style-name="T2"><text:s/></text:span></text:p>
          </draw:rect>
          <draw:connector draw:name="OrganizationDiagram9558-ConnectorShape3" draw:style-name="gr25" draw:text-style-name="P3" draw:layer="layout" svg:x1="10.03cm" svg:y1="3.598cm" svg:x2="15.756cm" svg:y2="5.284cm" draw:start-shape="id15" draw:start-glue-point="2" draw:end-shape="id17" draw:end-glue-point="0" svg:d="m10030 3598v843h5726v843">
            <text:p/>
          </draw:connector>
          <draw:rect draw:name="OrganizationDiagram9558-RectangleShape8" draw:style-name="gr24" draw:text-style-name="P3" xml:id="id18" draw:id="id18" draw:layer="layout" svg:width="6.108cm" svg:height="2.248cm" svg:x="12.702cm" svg:y="9.218cm" draw:corner-radius="0.5cm">
            <text:p><text:span text:style-name="T2"><text:s/></text:span></text:p>
          </draw:rect>
          <draw:connector draw:name="OrganizationDiagram9558-ConnectorShape8" draw:style-name="gr25" draw:text-style-name="P3" draw:layer="layout" svg:x1="15.756cm" svg:y1="7.532cm" svg:x2="15.756cm" svg:y2="9.218cm" draw:start-shape="id17" draw:start-glue-point="2" draw:end-shape="id18" draw:end-glue-point="0" svg:d="m15756 7532v1686">
            <text:p/>
          </draw:connector>
          <draw:rect draw:name="OrganizationDiagram9558-RectangleShape9" draw:style-name="gr24" draw:text-style-name="P3" xml:id="id19" draw:id="id19" draw:layer="layout" svg:width="5.497cm" svg:height="2.248cm" svg:x="17.13cm" svg:y="13.152cm" draw:corner-radius="0.5cm">
            <text:p><text:span text:style-name="T2"><text:s/></text:span></text:p>
          </draw:rect>
          <draw:connector draw:name="OrganizationDiagram9558-ConnectorShape9" draw:style-name="gr25" draw:text-style-name="P3" draw:layer="layout" svg:x1="15.756cm" svg:y1="11.466cm" svg:x2="17.13cm" svg:y2="14.276cm" draw:start-shape="id18" draw:start-glue-point="2" draw:end-shape="id19" draw:end-glue-point="3" svg:d="m15756 11466v2810h1374">
            <text:p/>
          </draw:connector>
          <draw:rect draw:name="OrganizationDiagram9558-RectangleShape10" draw:style-name="gr24" draw:text-style-name="P3" xml:id="id20" draw:id="id20" draw:layer="layout" svg:width="5.497cm" svg:height="2.248cm" svg:x="17.13cm" svg:y="17.086cm" draw:corner-radius="0.5cm">
            <text:p><text:span text:style-name="T2"><text:s/></text:span></text:p>
          </draw:rect>
          <draw:connector draw:name="OrganizationDiagram9558-ConnectorShape10" draw:style-name="gr25" draw:text-style-name="P3" draw:layer="layout" svg:x1="15.756cm" svg:y1="11.466cm" svg:x2="17.13cm" svg:y2="18.21cm" draw:start-shape="id18" draw:start-glue-point="2" draw:end-shape="id20" draw:end-glue-point="3" svg:d="m15756 11466v6744h1374">
            <text:p/>
          </draw:connector>
          <draw:rect draw:name="OrganizationDiagram9558-RectangleShape11" draw:style-name="gr24" draw:text-style-name="P3" xml:id="id21" draw:id="id21" draw:layer="layout" svg:width="6.108cm" svg:height="2.248cm" svg:x="1.25cm" svg:y="9.218cm" draw:corner-radius="0.5cm">
            <text:p><text:span text:style-name="T2"><text:s/></text:span></text:p>
          </draw:rect>
          <draw:connector draw:name="OrganizationDiagram9558-ConnectorShape11" draw:style-name="gr25" draw:text-style-name="P3" draw:layer="layout" svg:x1="4.304cm" svg:y1="7.532cm" svg:x2="4.304cm" svg:y2="9.218cm" draw:start-shape="id16" draw:start-glue-point="2" draw:end-shape="id21" draw:end-glue-point="0" svg:d="m4304 7532v1686">
            <text:p/>
          </draw:connector>
          <draw:rect draw:name="OrganizationDiagram9558-RectangleShape12" draw:style-name="gr24" draw:text-style-name="P3" xml:id="id22" draw:id="id22" draw:layer="layout" svg:width="5.497cm" svg:height="2.248cm" svg:x="5.677cm" svg:y="13.152cm" draw:corner-radius="0.5cm">
            <text:p><text:span text:style-name="T2"><text:s/></text:span></text:p>
          </draw:rect>
          <draw:connector draw:name="OrganizationDiagram9558-ConnectorShape12" draw:style-name="gr25" draw:text-style-name="P3" draw:layer="layout" svg:x1="4.304cm" svg:y1="11.466cm" svg:x2="5.677cm" svg:y2="14.276cm" draw:start-shape="id21" draw:start-glue-point="2" draw:end-shape="id22" draw:end-glue-point="3" svg:d="m4304 11466v2810h1373">
            <text:p/>
          </draw:connector>
          <draw:rect draw:name="OrganizationDiagram9558-RectangleShape13" draw:style-name="gr24" draw:text-style-name="P3" xml:id="id23" draw:id="id23" draw:layer="layout" svg:width="5.497cm" svg:height="2.248cm" svg:x="9.495cm" svg:y="17.086cm" draw:corner-radius="0.5cm">
            <text:p><text:span text:style-name="T2"><text:s/></text:span></text:p>
          </draw:rect>
          <draw:connector draw:name="OrganizationDiagram9558-ConnectorShape13" draw:style-name="gr25" draw:text-style-name="P3" draw:layer="layout" svg:x1="8.425cm" svg:y1="15.4cm" svg:x2="9.495cm" svg:y2="18.21cm" draw:start-shape="id22" draw:start-glue-point="2" draw:end-shape="id23" draw:end-glue-point="3" svg:d="m8425 15400v2810h1070">
            <text:p/>
          </draw:connector>
        </draw:g>
        <presentation:notes draw:style-name="dp2">
          <draw:page-thumbnail draw:style-name="gr2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b8ff" draw:end-color="#4700b8" draw:start-intensity="100%" draw:end-intensity="100%" draw:angle="900" draw:border="0%"/>
    <draw:gradient draw:name="Gradient_20_11" draw:display-name="Gradient 11" draw:style="linear" draw:start-color="#00b8ff" draw:end-color="#4700b8" draw:start-intensity="100%" draw:end-intensity="100%" draw:angle="900" draw:border="0%"/>
    <draw:gradient draw:name="Gradient_20_12" draw:display-name="Gradient 12" draw:style="linear" draw:start-color="#00b8ff" draw:end-color="#4700b8" draw:start-intensity="100%" draw:end-intensity="100%" draw:angle="900" draw:border="0%"/>
    <draw:gradient draw:name="Gradient_20_13" draw:display-name="Gradient 13" draw:style="linear" draw:start-color="#00b8ff" draw:end-color="#4700b8" draw:start-intensity="100%" draw:end-intensity="100%" draw:angle="900" draw:border="0%"/>
    <draw:gradient draw:name="Gradient_20_14" draw:display-name="Gradient 14" draw:style="linear" draw:start-color="#00b8ff" draw:end-color="#4700b8" draw:start-intensity="100%" draw:end-intensity="100%" draw:angle="900" draw:border="0%"/>
    <draw:gradient draw:name="Gradient_20_15" draw:display-name="Gradient 15" draw:style="linear" draw:start-color="#00b8ff" draw:end-color="#4700b8" draw:start-intensity="100%" draw:end-intensity="100%" draw:angle="900" draw:border="0%"/>
    <draw:gradient draw:name="Gradient_20_16" draw:display-name="Gradient 16" draw:style="linear" draw:start-color="#00b8ff" draw:end-color="#4700b8" draw:start-intensity="100%" draw:end-intensity="100%" draw:angle="900" draw:border="0%"/>
    <draw:gradient draw:name="Gradient_20_35" draw:display-name="Gradient 35" draw:style="linear" draw:start-color="#2300dc" draw:end-color="#0099ff" draw:start-intensity="100%" draw:end-intensity="100%" draw:angle="900" draw:border="0%"/>
    <draw:gradient draw:name="Gradient_20_60" draw:display-name="Gradient 60" draw:style="linear" draw:start-color="#bc8b50" draw:end-color="#a4733f" draw:start-intensity="100%" draw:end-intensity="100%" draw:angle="0" draw:border="0%"/>
    <draw:gradient draw:name="Gradient_20_62" draw:display-name="Gradient 62" draw:style="linear" draw:start-color="#a4733f" draw:end-color="#8c5c2d" draw:start-intensity="100%" draw:end-intensity="100%" draw:angle="0" draw:border="0%"/>
    <draw:gradient draw:name="Gradient_20_64" draw:display-name="Gradient 64" draw:style="linear" draw:start-color="#ecba74" draw:end-color="#d4a262" draw:start-intensity="100%" draw:end-intensity="100%" draw:angle="0" draw:border="0%"/>
    <draw:gradient draw:name="Gradient_20_66" draw:display-name="Gradient 66" draw:style="linear" draw:start-color="#d4a262" draw:end-color="#bc8b50" draw:start-intensity="100%" draw:end-intensity="100%" draw:angle="0" draw:border="0%"/>
    <draw:gradient draw:name="Gradient_20_68" draw:display-name="Gradient 68" draw:style="linear" draw:start-color="#d4a262" draw:end-color="#bc8b50" draw:start-intensity="100%" draw:end-intensity="100%" draw:angle="0" draw:border="0%"/>
    <draw:gradient draw:name="Gradient_20_70" draw:display-name="Gradient 70" draw:style="linear" draw:start-color="#bc8b50" draw:end-color="#a4733f" draw:start-intensity="100%" draw:end-intensity="100%" draw:angle="0" draw:border="0%"/>
    <draw:gradient draw:name="Gradient_20_72" draw:display-name="Gradient 72" draw:style="linear" draw:start-color="#a4733f" draw:end-color="#8c5c2d" draw:start-intensity="100%" draw:end-intensity="100%" draw:angle="0" draw:border="0%"/>
    <draw:gradient draw:name="Gradient_20_73" draw:display-name="Gradient 73" draw:style="linear" draw:start-color="#bc8b50" draw:end-color="#a4733f" draw:start-intensity="100%" draw:end-intensity="100%" draw:angle="0" draw:border="0%"/>
    <draw:gradient draw:name="Gradient_20_74" draw:display-name="Gradient 74" draw:style="linear" draw:start-color="#d4a262" draw:end-color="#bc8b50" draw:start-intensity="100%" draw:end-intensity="100%" draw:angle="0" draw:border="0%"/>
    <draw:gradient draw:name="Gradient_20_75" draw:display-name="Gradient 75" draw:style="linear" draw:start-color="#bc8b50" draw:end-color="#a4733f" draw:start-intensity="100%" draw:end-intensity="100%" draw:angle="0" draw:border="0%"/>
    <draw:gradient draw:name="Gradient_20_76" draw:display-name="Gradient 76" draw:style="linear" draw:start-color="#d4a262" draw:end-color="#bc8b50" draw:start-intensity="100%" draw:end-intensity="100%" draw:angle="0" draw:border="0%"/>
    <draw:gradient draw:name="Gradient_20_77" draw:display-name="Gradient 77" draw:style="linear" draw:start-color="#bc8b50" draw:end-color="#a4733f" draw:start-intensity="100%" draw:end-intensity="100%" draw:angle="0" draw:border="0%"/>
    <draw:gradient draw:name="Gradient_20_78" draw:display-name="Gradient 78" draw:style="linear" draw:start-color="#bc8b50" draw:end-color="#a4733f" draw:start-intensity="100%" draw:end-intensity="100%" draw:angle="0" draw:border="0%"/>
    <draw:gradient draw:name="Gradient_20_79" draw:display-name="Gradient 79" draw:style="linear" draw:start-color="#a4733f" draw:end-color="#8c5c2d" draw:start-intensity="100%" draw:end-intensity="100%" draw:angle="0" draw:border="0%"/>
    <draw:gradient draw:name="Gradient_20_8" draw:display-name="Gradient 8" draw:style="linear" draw:start-color="#00b8ff" draw:end-color="#4700b8" draw:start-intensity="100%" draw:end-intensity="100%" draw:angle="900" draw:border="0%"/>
    <draw:gradient draw:name="Gradient_20_9" draw:display-name="Gradient 9" draw:style="linear" draw:start-color="#00b8ff" draw:end-color="#4700b8" draw:start-intensity="100%" draw:end-intensity="100%" draw:angle="9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szám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5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9-18T17:42:18</meta:creation-date>
    <meta:editing-duration>PT2M59S</meta:editing-duration>
    <meta:editing-cycles>2</meta:editing-cycles>
    <dc:date>2012-09-18T18:15:58</dc:date>
    <meta:document-statistic meta:object-count="73"/>
    <meta:generator>LibreOffice/3.3$Linux LibreOffice_project/330m19$Build-401</meta:generator>
  </office:meta>
</office:document-meta>
</file>